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6.655cm"/>
    </style:style>
    <style:style style:name="co5" style:family="table-column">
      <style:table-column-properties fo:break-before="auto" style:column-width="19.235cm"/>
    </style:style>
    <style:style style:name="co6" style:family="table-column">
      <style:table-column-properties fo:break-before="auto" style:column-width="20.595cm"/>
    </style:style>
    <style:style style:name="co7" style:family="table-column">
      <style:table-column-properties fo:break-before="auto" style:column-width="8.939cm"/>
    </style:style>
    <style:style style:name="co8" style:family="table-column">
      <style:table-column-properties fo:break-before="auto" style:column-width="20.678cm"/>
    </style:style>
    <style:style style:name="co9" style:family="table-column">
      <style:table-column-properties fo:break-before="auto" style:column-width="13.074cm"/>
    </style:style>
    <style:style style:name="co10" style:family="table-column">
      <style:table-column-properties fo:break-before="auto" style:column-width="15.323cm"/>
    </style:style>
    <style:style style:name="co11" style:family="table-column">
      <style:table-column-properties fo:break-before="auto" style:column-width="14.907cm"/>
    </style:style>
    <style:style style:name="co12" style:family="table-column">
      <style:table-column-properties fo:break-before="auto" style:column-width="12.435cm"/>
    </style:style>
    <style:style style:name="co13" style:family="table-column">
      <style:table-column-properties fo:break-before="auto" style:column-width="0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ff3333" fo:font-size="10pt" style:font-size-asian="10pt" style:font-size-complex="10pt"/>
    </style:style>
    <style:style style:name="T2" style:family="text">
      <style:text-properties fo:color="#ff3333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voyelle</text:p>
          </table:table-cell>
          <table:table-cell/>
          <table:table-cell office:value-type="string">
            <text:p>Ce phonème est un son périodique, \nUn son périodique qui ne peut être que voisé.\nC'est donc une : </text:p>
          </table:table-cell>
          <table:table-cell/>
          <table:table-cell office:value-type="string">
            <text:p>Deuxième indice :\nParlons peu, parlons articulation : c'est une voyelle ouverte ! : </text:p>
          </table:table-cell>
          <table:table-cell office:value-type="string">
            <text:p>Huuum, non. Repenses-y : </text:p>
          </table:table-cell>
          <table:table-cell/>
          <table:table-cell office:value-type="string">
            <text:p>Allez ! C'est facile, celui qui est antérieur : </text:p>
          </table:table-cell>
          <table:table-cell office:value-type="string">
            <text:p>C'est bien une voyelle ! Les voyelles ne peuvent pas être sourdes :) </text:p>
          </table:table-cell>
          <table:table-cell/>
          <table:table-cell office:value-type="string">
            <text:p>Bingo ! Le phonème est un [a] !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</text:p>
          </table:table-cell>
          <table:table-cell office:value-type="string">
            <text:p>consonne</text:p>
          </table:table-cell>
          <table:table-cell office:value-type="string">
            <text:p>occlusive</text:p>
          </table:table-cell>
          <table:table-cell office:value-type="string">
            <text:p>C'est un son non périodique, c'est donc une : </text:p>
          </table:table-cell>
          <table:table-cell office:value-type="string">
            <text:p>Il y a une trace d'explosion son signal sonore, c'est une : </text:p>
          </table:table-cell>
          <table:table-cell office:value-type="string">
            <text:p>Ce phonème est une billabiale sonore : </text:p>
          </table:table-cell>
          <table:table-cell office:value-type="string">
            <text:p>A ton avis, consonne ou voyelle ? </text:p>
          </table:table-cell>
          <table:table-cell office:value-type="string">
            <text:p>Réfléchis bien, fricative, occlusive ou sonante </text:p>
          </table:table-cell>
          <table:table-cell office:value-type="string">
            <text:p>Je ne peux plus t'aider prend ton API </text:p>
          </table:table-cell>
          <table:table-cell office:value-type="string">
            <text:p>Oui, super, c'est une consonne :)</text:p>
          </table:table-cell>
          <table:table-cell office:value-type="string">
            <text:p>En effet les occlusives présentent une trace d'explosion sur leur signal </text:p>
          </table:table-cell>
          <table:table-cell office:value-type="string">
            <text:p>Oui c'est bien [b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</text:p>
          </table:table-cell>
          <table:table-cell office:value-type="string">
            <text:p>consonne</text:p>
          </table:table-cell>
          <table:table-cell office:value-type="string">
            <text:p>occlusive</text:p>
          </table:table-cell>
          <table:table-cell office:value-type="string">
            <text:p>C'est un son non périodique, c'est donc une : </text:p>
          </table:table-cell>
          <table:table-cell office:value-type="string">
            <text:p>Il y a une trace d'explosion son signal sonore, c'est une : </text:p>
          </table:table-cell>
          <table:table-cell office:value-type="string">
            <text:p>Et elle est apico-alvéolaire, c'est donc : </text:p>
          </table:table-cell>
          <table:table-cell office:value-type="string">
            <text:p>A ton avis, consonne ou voyelle ? </text:p>
          </table:table-cell>
          <table:table-cell office:value-type="string">
            <text:p>Réfléchis bien, fricative, occlusive ou sonante </text:p>
          </table:table-cell>
          <table:table-cell office:value-type="string">
            <text:p>Je ne peux plus t'aider prend ton API </text:p>
          </table:table-cell>
          <table:table-cell office:value-type="string">
            <text:p>Oui, super, c'est une consonne !</text:p>
          </table:table-cell>
          <table:table-cell office:value-type="string">
            <text:p>En effet les occlusives présentent une trace d'explosion sur leur signal </text:p>
          </table:table-cell>
          <table:table-cell office:value-type="string">
            <text:p>Oui c'est bien [d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office:value-type="string">
            <text:p>Notre phonème est une voyelle d'avant mi-fermée : </text:p>
          </table:table-cell>
          <table:table-cell table:number-columns-repeated="2"/>
          <table:table-cell office:value-type="string">
            <text:p>Non, pense au phonème dont on se sert pour faire l'infinitif des verbes :) </text:p>
          </table:table-cell>
          <table:table-cell table:number-columns-repeated="2"/>
          <table:table-cell office:value-type="string">
            <text:p>Super tu as trouvé <text:s/>! C'est le [e]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fricative</text:p>
          </table:table-cell>
          <table:table-cell/>
          <table:table-cell office:value-type="string">
            <text:p>Ce phonème est une consonne dont le spectrogramme comporte un nuage de points !\nC'est donc une consonne : </text:p>
          </table:table-cell>
          <table:table-cell office:value-type="string">
            <text:p>Deuxième indice, c'est une fricative labio-dentale (la sourde) : </text:p>
          </table:table-cell>
          <table:table-cell/>
          <table:table-cell office:value-type="string">
            <text:p>Nahhh...Tu sais, celles avec le bruit de friction ??? : </text:p>
          </table:table-cell>
          <table:table-cell office:value-type="string">
            <text:p>Tu t'es trompé(e). Mais je ne peux pas t'aider plus. </text:p>
          </table:table-cell>
          <table:table-cell/>
          <table:table-cell office:value-type="string">
            <text:p>Bien joué !</text:p>
          </table:table-cell>
          <table:table-cell office:value-type="string">
            <text:p>Bien !\nNous avons donc un [f]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</text:p>
          </table:table-cell>
          <table:table-cell office:value-type="string">
            <text:p>consonne</text:p>
          </table:table-cell>
          <table:table-cell office:value-type="string">
            <text:p>occlusive</text:p>
          </table:table-cell>
          <table:table-cell office:value-type="string">
            <text:p>Alors, ce phonème est un son non périodique, c'est donc une .... : </text:p>
          </table:table-cell>
          <table:table-cell office:value-type="string">
            <text:p>Deuxième indice :\nSur le signal sonore de ce phonème on observe un bruit d'explosion.\nC'est donc une... </text:p>
          </table:table-cell>
          <table:table-cell office:value-type="string">
            <text:p>Dernier indice :\nUn indice articulatoire.\nC'est une occlusive vélaire sonore, alors ? : </text:p>
          </table:table-cell>
          <table:table-cell office:value-type="string">
            <text:p>Réfléchis bien, est-ce une consonne ou une voyelle ? </text:p>
          </table:table-cell>
          <table:table-cell office:value-type="string">
            <text:p>Quel est le mode d'articulation des phonèmes qui comportent un bruit d'explosion ?\nTu sais les phonèmes comme [p] [t] [k] ? </text:p>
          </table:table-cell>
          <table:table-cell office:value-type="string">
            <text:p>Non... Tu as fait une erreur, tu peux prendre ton API avec si tu en as besoin. </text:p>
          </table:table-cell>
          <table:table-cell office:value-type="string">
            <text:p>Bien ! </text:p>
          </table:table-cell>
          <table:table-cell office:value-type="string">
            <text:p>Bien joué ! Le signal des occlusives comporte effectivement la trace d'un bruit d'explosion </text:p>
          </table:table-cell>
          <table:table-cell office:value-type="string">
            <text:p>Ouais !! Super !!! C'était bien un [g] !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diffuse</text:p>
          </table:table-cell>
          <table:table-cell/>
          <table:table-cell office:value-type="string">
            <text:p>Ce phonème est une voyelle dont les deux premiers formants sont éloignés ... C'est une voyelle : </text:p>
          </table:table-cell>
          <table:table-cell office:value-type="string">
            <text:p>Ce sont généralement celles articulées vers l'avant :) \nOn cherche donc une voyelle d'avant... Fermée ! : </text:p>
          </table:table-cell>
          <table:table-cell/>
          <table:table-cell office:value-type="string">
            <text:p>Réfléchis bien, compacte/diffuse ? : </text:p>
          </table:table-cell>
          <table:table-cell office:value-type="string">
            <text:p>Non, nous c'est la voyelle avant fermée non arrondie que l'on veut :) </text:p>
          </table:table-cell>
          <table:table-cell/>
          <table:table-cell office:value-type="string">
            <text:p>Bien ! Une voyelle diffuse ! </text:p>
          </table:table-cell>
          <table:table-cell office:value-type="string">
            <text:p>Ouais !! Bravo !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j</text:p>
          </table:table-cell>
          <table:table-cell table:number-columns-repeated="4"/>
          <table:table-cell office:value-type="string">
            <text:p>Ce phonème est une approximante palatale ! : </text:p>
          </table:table-cell>
          <table:table-cell table:number-columns-repeated="2"/>
          <table:table-cell office:value-type="string">
            <text:p>Non, tu t'es trompé(e), prends ton API peut-être ? </text:p>
          </table:table-cell>
          <table:table-cell table:number-columns-repeated="2"/>
          <table:table-cell office:value-type="string">
            <text:p>Bien ! C'est un [j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k</text:p>
          </table:table-cell>
          <table:table-cell office:value-type="string">
            <text:p>consonne</text:p>
          </table:table-cell>
          <table:table-cell office:value-type="string">
            <text:p>occlusive</text:p>
          </table:table-cell>
          <table:table-cell office:value-type="string">
            <text:p>Ce phonème est un son non périodique, donc une : </text:p>
          </table:table-cell>
          <table:table-cell office:value-type="string">
            <text:p>C'est une consonne avec une trace d'explosion ! Donc une : </text:p>
          </table:table-cell>
          <table:table-cell office:value-type="string">
            <text:p>Et il se trouve que cette occlusive\nest la version sourde du phonème [g]...\nALors ? </text:p>
          </table:table-cell>
          <table:table-cell office:value-type="string">
            <text:p>Réfléchis bien, consonne ou voyelle ?</text:p>
          </table:table-cell>
          <table:table-cell office:value-type="string">
            <text:p>Nope... <text:s/></text:p>
          </table:table-cell>
          <table:table-cell office:value-type="string">
            <text:p>Allez, réfléchis bien... </text:p>
          </table:table-cell>
          <table:table-cell office:value-type="string">
            <text:p>Une consonne, en effet:)</text:p>
          </table:table-cell>
          <table:table-cell office:value-type="string">
            <text:p>Yep ! Une occlusive</text:p>
          </table:table-cell>
          <table:table-cell office:value-type="string">
            <text:p>Super ! Un [k] !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sonante</text:p>
          </table:table-cell>
          <table:table-cell/>
          <table:table-cell office:value-type="string">
            <text:p>Ce phonème est... Difficile ! Ahah !\nC'est une consonne qui présente de grosses traces de périodicité\nC'est une ... : </text:p>
          </table:table-cell>
          <table:table-cell office:value-type="string">
            <text:p>Alors c'est une sonante, qu'on appelle aussi une approximante lattérale : </text:p>
          </table:table-cell>
          <table:table-cell/>
          <table:table-cell office:value-type="string">
            <text:p>Je sais que c'est compliqué...\nJe vais essayer de t'aider : si ce n'est pas une occlusive, ni une fricative, c'est une so... : </text:p>
          </table:table-cell>
          <table:table-cell office:value-type="string">
            <text:p>Si je dis approximante lattérale alvéolaire, ça te parle plus ? (prends ton API ^^) </text:p>
          </table:table-cell>
          <table:table-cell/>
          <table:table-cell office:value-type="string">
            <text:p>Wow ! Génial ! C'était compliqué, tu t'en es super bien sorti(e) <text:s/>:D </text:p>
          </table:table-cell>
          <table:table-cell office:value-type="string">
            <text:p>Hey ! Tu déchires !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m</text:p>
          </table:table-cell>
          <table:table-cell office:value-type="string">
            <text:p>consonne</text:p>
          </table:table-cell>
          <table:table-cell office:value-type="string">
            <text:p>nasale</text:p>
          </table:table-cell>
          <table:table-cell office:value-type="string">
            <text:p>Alors, ce phonème est un son non périodique, c'est donc une .... : </text:p>
          </table:table-cell>
          <table:table-cell office:value-type="string">
            <text:p>Deuxième indice :\nQuand on le prononce un partie de l'air sort par le nez. C'est une : </text:p>
          </table:table-cell>
          <table:table-cell office:value-type="string">
            <text:p>Dernier indice :\nUn indice articulatoire.\nC'est une nasale bilabiale ! Alors <text:s/>? : </text:p>
          </table:table-cell>
          <table:table-cell office:value-type="string">
            <text:p>Réfléchis bien, est-ce une consonne ou une voyelle ? </text:p>
          </table:table-cell>
          <table:table-cell office:value-type="string">
            <text:p>Quel est le mode d'articulation des phonèmes comme [m] et [n] ? </text:p>
          </table:table-cell>
          <table:table-cell office:value-type="string">
            <text:p>Non... Tu as fait une erreur, tu peux prendre ton API avec si tu en as besoin. </text:p>
          </table:table-cell>
          <table:table-cell office:value-type="string">
            <text:p>Bien ! <text:s/></text:p>
          </table:table-cell>
          <table:table-cell office:value-type="string">
            <text:p>Bien joué ! C'est une nasale ! </text:p>
          </table:table-cell>
          <table:table-cell office:value-type="string">
            <text:p>Ouais !! Super !!! C'était bien un [m] !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</text:p>
          </table:table-cell>
          <table:table-cell office:value-type="string">
            <text:p>consonne</text:p>
          </table:table-cell>
          <table:table-cell office:value-type="string">
            <text:p>nasale</text:p>
          </table:table-cell>
          <table:table-cell office:value-type="string">
            <text:p>Alors, ce phonème est un son non périodique, c'est donc une .... : </text:p>
          </table:table-cell>
          <table:table-cell office:value-type="string">
            <text:p>Deuxième indice :\nQuand on le prononce un partie de l'air sort par le nez. C'est une : </text:p>
          </table:table-cell>
          <table:table-cell office:value-type="string">
            <text:p>Dernier indice pour ce phonème :\nUn indice articulatoire.\nC'est une nasale labio-dentale ! Alors <text:s/>? : </text:p>
          </table:table-cell>
          <table:table-cell office:value-type="string">
            <text:p>Réfléchis bien, est-ce une consonne ou une voyelle ? </text:p>
          </table:table-cell>
          <table:table-cell office:value-type="string">
            <text:p>Quel est le mode d'articulation des phonèmes comme [m] et [n] ? </text:p>
          </table:table-cell>
          <table:table-cell office:value-type="string">
            <text:p>Non... Tu as fait une erreur, tu peux prendre ton API avec si tu en as besoin. </text:p>
          </table:table-cell>
          <table:table-cell office:value-type="string">
            <text:p>Bien ! <text:s/></text:p>
          </table:table-cell>
          <table:table-cell office:value-type="string">
            <text:p>Bien joué ! C'est une nasale ! </text:p>
          </table:table-cell>
          <table:table-cell office:value-type="string">
            <text:p>Ouais !! Un [n]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o</text:p>
          </table:table-cell>
          <table:table-cell office:value-type="string">
            <text:p>voyelle</text:p>
          </table:table-cell>
          <table:table-cell office:value-type="string">
            <text:p>compacte</text:p>
          </table:table-cell>
          <table:table-cell office:value-type="string">
            <text:p>C'est un son périodique, \nUn son périodique qui ne peut être que voisé.\nC'est donc une : </text:p>
          </table:table-cell>
          <table:table-cell office:value-type="string">
            <text:p>Ses formants sont très rapprochés \nC'est donc une : </text:p>
          </table:table-cell>
          <table:table-cell office:value-type="string">
            <text:p>Enfin c'est une voyelle mi-fermée d'arrière ! : </text:p>
          </table:table-cell>
          <table:table-cell office:value-type="string">
            <text:p>Huuum, non. Repenses-y : </text:p>
          </table:table-cell>
          <table:table-cell office:value-type="string">
            <text:p>A ton avis, compacte ou diffuse ? </text:p>
          </table:table-cell>
          <table:table-cell office:value-type="string">
            <text:p>Allez ! C'est simple...: </text:p>
          </table:table-cell>
          <table:table-cell office:value-type="string">
            <text:p>C'est bien une voyelle ! Les voyelles ne peuvent pas être sourdes :)\nSauf si on les chuchotte </text:p>
          </table:table-cell>
          <table:table-cell office:value-type="string">
            <text:p>Oui ! Une voyelle compacte :) </text:p>
          </table:table-cell>
          <table:table-cell office:value-type="string">
            <text:p>Bingo ! C'est un [o] ! <text:s text:c="2"/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p</text:p>
          </table:table-cell>
          <table:table-cell office:value-type="string">
            <text:p>consonne</text:p>
          </table:table-cell>
          <table:table-cell office:value-type="string">
            <text:p>occlusive</text:p>
          </table:table-cell>
          <table:table-cell office:value-type="string">
            <text:p>C'est un son non périodique, c'est donc une : </text:p>
          </table:table-cell>
          <table:table-cell office:value-type="string">
            <text:p>Il y a une trace d'explosion <text:span text:style-name="T1">sur </text:span>son signal sonore, c'est une : </text:p>
          </table:table-cell>
          <table:table-cell office:value-type="string">
            <text:p>Ce phonème est une bilabiale sourde : </text:p>
          </table:table-cell>
          <table:table-cell office:value-type="string">
            <text:p>A ton avis, consonne ou voyelle ? </text:p>
          </table:table-cell>
          <table:table-cell office:value-type="string">
            <text:p>Réfléchis bien, fricative, occlusive ou <text:span text:style-name="T2">sonante</text:span> <text:span text:style-name="T2">(sonnante?)</text:span></text:p>
          </table:table-cell>
          <table:table-cell office:value-type="string">
            <text:p>Je ne peux plus t'aider <text:span text:style-name="T2">prends</text:span> ton API </text:p>
          </table:table-cell>
          <table:table-cell office:value-type="string">
            <text:p>Oui, super, c'est une consonne </text:p>
          </table:table-cell>
          <table:table-cell office:value-type="string">
            <text:p>En effet les occlusives présentent une trace d'explosion sur leur signal </text:p>
          </table:table-cell>
          <table:table-cell office:value-type="string">
            <text:p>Oui c'est bien [p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</text:p>
          </table:table-cell>
          <table:table-cell/>
          <table:table-cell office:value-type="string">
            <text:p>sonante</text:p>
          </table:table-cell>
          <table:table-cell/>
          <table:table-cell office:value-type="string">
            <text:p>Ce phonème est... Difficile ! Ahah !\nC'est une consonne qui présente de grosses traces de périodicité\nC'est une ... : </text:p>
          </table:table-cell>
          <table:table-cell office:value-type="string">
            <text:p>Ce phonème existe sous 4 formes en français : \nIl peut être fricatif ou vibrant uvulaire, \nOu encore vibrant alvéolaire... Alors ? </text:p>
          </table:table-cell>
          <table:table-cell/>
          <table:table-cell office:value-type="string">
            <text:p>Essaie encore ... fricative, occlusive ou bien <text:span text:style-name="T2">sonante</text:span> ? : </text:p>
          </table:table-cell>
          <table:table-cell office:value-type="string">
            <text:p>Oh,,, Mais ce n'est pas si dur ,,,</text:p>
          </table:table-cell>
          <table:table-cell/>
          <table:table-cell office:value-type="string">
            <text:p>Bien ! Une sonante :)\nCe sont celles qui ressemblent le plus aux voyelles sur les spectros</text:p>
          </table:table-cell>
          <table:table-cell office:value-type="string">
            <text:p>Félicitations ! Un /r/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</text:p>
          </table:table-cell>
          <table:table-cell/>
          <table:table-cell office:value-type="string">
            <text:p>fricative</text:p>
          </table:table-cell>
          <table:table-cell/>
          <table:table-cell office:value-type="string">
            <text:p>Ce phonème est un peu compliqué :\nC'est une consonne avec un nuage de points !\nC'est donc une consonne : <text:s/></text:p>
          </table:table-cell>
          <table:table-cell office:value-type="string">
            <text:p>Indice suivant, c'est une fricative apico-alvéolaire (la sourde) : </text:p>
          </table:table-cell>
          <table:table-cell/>
          <table:table-cell office:value-type="string">
            <text:p>Nahhh...Tu sais, celles avec le bruit de friction ??? : </text:p>
          </table:table-cell>
          <table:table-cell office:value-type="string">
            <text:p>Tu t'es trompé(e). Mais je ne peux pas t'aider plus. </text:p>
          </table:table-cell>
          <table:table-cell/>
          <table:table-cell office:value-type="string">
            <text:p>Bien joué ! </text:p>
          </table:table-cell>
          <table:table-cell office:value-type="string">
            <text:p>Hey ! Tu es doué(e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occlusive</text:p>
          </table:table-cell>
          <table:table-cell/>
          <table:table-cell office:value-type="string">
            <text:p>Premier indice : \nSur le signal sonore de ce phonème on observe un bruit d'explosion : </text:p>
          </table:table-cell>
          <table:table-cell office:value-type="string">
            <text:p>Et il se trouve que cette occlusive\nEst une apico-dentale sourde...\nAlors ? <text:s/></text:p>
          </table:table-cell>
          <table:table-cell/>
          <table:table-cell office:value-type="string">
            <text:p>Allez, tu peux le faire ! </text:p>
          </table:table-cell>
          <table:table-cell office:value-type="string">
            <text:p>Oh non, je ne t'aide pas plus, c'est trop facile ! </text:p>
          </table:table-cell>
          <table:table-cell/>
          <table:table-cell office:value-type="string">
            <text:p>Une occlusive, bien joué ! </text:p>
          </table:table-cell>
          <table:table-cell office:value-type="string">
            <text:p>Super ! C'était bien un [t]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u</text:p>
          </table:table-cell>
          <table:table-cell/>
          <table:table-cell office:value-type="string">
            <text:p>compacte</text:p>
          </table:table-cell>
          <table:table-cell/>
          <table:table-cell office:value-type="string">
            <text:p>Premier indice : les formants de cette voyelle sont très proches\nC'est une voyelle : </text:p>
          </table:table-cell>
          <table:table-cell office:value-type="string">
            <text:p>C'est la voyelle fermée arrière : </text:p>
          </table:table-cell>
          <table:table-cell/>
          <table:table-cell office:value-type="string">
            <text:p>Non... Si elle n'est pas diffuse elle est : </text:p>
          </table:table-cell>
          <table:table-cell office:value-type="string">
            <text:p>Je ne peux pas t'en dire plus ! </text:p>
          </table:table-cell>
          <table:table-cell/>
          <table:table-cell office:value-type="string">
            <text:p>Bien ! Les voyelles compactes sont généralement arrières :) </text:p>
          </table:table-cell>
          <table:table-cell office:value-type="string">
            <text:p>Féliciations ! C'est un [u] ! <text:s text:c="2"/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</text:p>
          </table:table-cell>
          <table:table-cell/>
          <table:table-cell office:value-type="string">
            <text:p>fricative</text:p>
          </table:table-cell>
          <table:table-cell/>
          <table:table-cell office:value-type="string">
            <text:p>Ce phonème est un peu compliqué :\nC'est une consonne avec un nuage de points !\nC'est donc une consonne : <text:s/></text:p>
          </table:table-cell>
          <table:table-cell office:value-type="string">
            <text:p>Une fricative labio-dentale (la sonore) </text:p>
          </table:table-cell>
          <table:table-cell/>
          <table:table-cell office:value-type="string">
            <text:p>Non... Alors : occlusive, fricative, ou sonante : </text:p>
          </table:table-cell>
          <table:table-cell office:value-type="string">
            <text:p>Essaie de mettre tes dents sur ta lèvre inférieure\nEt souffle, ça fait un : </text:p>
          </table:table-cell>
          <table:table-cell/>
          <table:table-cell office:value-type="string">
            <text:p>OUI ! Une fricative :) </text:p>
          </table:table-cell>
          <table:table-cell office:value-type="string">
            <text:p>Bravo ! C'est bien le [f] ! :)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y</text:p>
          </table:table-cell>
          <table:table-cell table:number-columns-repeated="4"/>
          <table:table-cell office:value-type="string">
            <text:p>Ce phonème est une voyelle fermée articulée vers l'avant... : </text:p>
          </table:table-cell>
          <table:table-cell table:number-columns-repeated="2"/>
          <table:table-cell office:value-type="string">
            <text:p>Non je pensais plutôt à la ronde <text:span text:style-name="T2">(labiale?) </text:span>:) </text:p>
          </table:table-cell>
          <table:table-cell table:number-columns-repeated="2"/>
          <table:table-cell office:value-type="string">
            <text:p>Oui ! Bravo !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z</text:p>
          </table:table-cell>
          <table:table-cell office:value-type="string">
            <text:p>consonne</text:p>
          </table:table-cell>
          <table:table-cell office:value-type="string">
            <text:p>fricative</text:p>
          </table:table-cell>
          <table:table-cell office:value-type="string">
            <text:p>Alors, ce phonème est un son très peu périodique, c'est donc une .... : </text:p>
          </table:table-cell>
          <table:table-cell office:value-type="string">
            <text:p>Sur son spectrogramme on observe un nuage de points !\nC'est donc une consonne : </text:p>
          </table:table-cell>
          <table:table-cell office:value-type="string">
            <text:p>C'est une fricative apico-alvéolaire (la sonore) </text:p>
          </table:table-cell>
          <table:table-cell office:value-type="string">
            <text:p>A ton avis, consonne ou voyelle ? </text:p>
          </table:table-cell>
          <table:table-cell office:value-type="string">
            <text:p>Nahhh...Tu sais, celles avec le bruit de friction ??? : </text:p>
          </table:table-cell>
          <table:table-cell office:value-type="string">
            <text:p>Tu t'es trompé(e). Mais je ne peux pas t'aider plus. </text:p>
          </table:table-cell>
          <table:table-cell office:value-type="string">
            <text:p>Bien ! C'est une consonne. </text:p>
          </table:table-cell>
          <table:table-cell office:value-type="string">
            <text:p>Tu te débrouilles bien ! </text:p>
          </table:table-cell>
          <table:table-cell office:value-type="string">
            <text:p>Bravo ! C'est effectivement [z] :) 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onante</text:p>
          </table:table-cell>
          <table:table-cell/>
          <table:table-cell office:value-type="string">
            <text:p>Ce phonème est... Difficile ! Ahah !\nC'est une consonne qui présente de grosses traces de périodicité\nC'est une ... : </text:p>
          </table:table-cell>
          <table:table-cell office:value-type="string">
            <text:p>Alors c'est une sonante, qu'on appelle aussi une approximante labio vélaire : </text:p>
          </table:table-cell>
          <table:table-cell/>
          <table:table-cell office:value-type="string">
            <text:p>Réfléchis bien, fricative, occlusive ou sonante </text:p>
          </table:table-cell>
          <table:table-cell office:value-type="string">
            <text:p>Je pensais à l'approximante vélaire : </text:p>
          </table:table-cell>
          <table:table-cell/>
          <table:table-cell office:value-type="string">
            <text:p>Bravo ! C'est une <text:span text:style-name="T2">sonnante</text:span> !</text:p>
          </table:table-cell>
          <table:table-cell office:value-type="string">
            <text:p>Oui ! C'était le [w] ! C'était compliqué mais tu t'en es super bien sorti(e) ! :D 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7/10/2014</text:date>, <text:time>09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06T22:53:44.61</dc:date>
    <dc:creator>Catherine Mathon</dc:creator>
    <meta:editing-duration>PT9M7S</meta:editing-duration>
    <meta:editing-cycles>1</meta:editing-cycles>
    <meta:document-statistic meta:table-count="1" meta:cell-count="201" meta:object-count="0"/>
  </office:meta>
</office:document-meta>
</file>